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automatic-styles>
    <style:style style:name="co1" style:family="table-column">
      <style:table-column-properties fo:break-before="auto" style:column-width="2.298cm"/>
    </style:style>
    <style:style style:name="co2" style:family="table-column">
      <style:table-column-properties fo:break-before="auto" style:column-width="2.7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20.433cm" svg:height="13.895cm" svg:x="3.139cm" svg:y="8.702cm">
            <draw:object draw:notify-on-update-of-ranges="output.A2:output.A7 output.A2:output.A7 output.B1:output.B1 output.B2:output.B7 output.A2:output.A7 output.C1:output.C1 output.C2:output.C7 output.A2:output.A7 output.D1:output.D1 output.D2:output.D7 output.A2:output.A7 output.E1:output.E1 output.E2:output.E7 output.A2:output.A7 output.F1:output.F1 output.F2:output.F7 output.A2:output.A7 output.G1:output.G1 output.G2:output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Connections</text:p>
          </table:table-cell>
          <table:table-cell table:style-name="Default" office:value-type="string" calcext:value-type="string">
            <text:p>httpaf_eio</text:p>
          </table:table-cell>
          <table:table-cell table:style-name="Default" office:value-type="string" calcext:value-type="string">
            <text:p>rust_hyper</text:p>
          </table:table-cell>
          <table:table-cell table:style-name="Default" office:value-type="string" calcext:value-type="string">
            <text:p>httpaf_aeio</text:p>
          </table:table-cell>
          <table:table-cell table:style-name="Default" office:value-type="string" calcext:value-type="string">
            <text:p>httpaf_lwt</text:p>
          </table:table-cell>
          <table:table-cell table:style-name="Default" office:value-type="string" calcext:value-type="string">
            <text:p>nethttp_go</text:p>
          </table:table-cell>
          <table:table-cell table:style-name="Default" office:value-type="string" calcext:value-type="string">
            <text:p>cohttp_lwt_unix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,000</text:p>
          </table:table-cell>
          <table:table-cell office:value-type="float" office:value="9885.47" calcext:value-type="float">
            <text:p>9,885</text:p>
          </table:table-cell>
          <table:table-cell office:value-type="float" office:value="9882.95" calcext:value-type="float">
            <text:p>9,883</text:p>
          </table:table-cell>
          <table:table-cell office:value-type="float" office:value="9884.41" calcext:value-type="float">
            <text:p>9,884</text:p>
          </table:table-cell>
          <table:table-cell office:value-type="float" office:value="9883.21" calcext:value-type="float">
            <text:p>9,883</text:p>
          </table:table-cell>
          <table:table-cell office:value-type="float" office:value="9883.91" calcext:value-type="float">
            <text:p>9,884</text:p>
          </table:table-cell>
          <table:table-cell office:value-type="float" office:value="9883.28" calcext:value-type="float">
            <text:p>9,883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,000</text:p>
          </table:table-cell>
          <table:table-cell office:value-type="float" office:value="98699.37" calcext:value-type="float">
            <text:p>98,699</text:p>
          </table:table-cell>
          <table:table-cell office:value-type="float" office:value="98779.04" calcext:value-type="float">
            <text:p>98,779</text:p>
          </table:table-cell>
          <table:table-cell office:value-type="float" office:value="93807.93" calcext:value-type="float">
            <text:p>93,808</text:p>
          </table:table-cell>
          <table:table-cell office:value-type="float" office:value="98772.01" calcext:value-type="float">
            <text:p>98,772</text:p>
          </table:table-cell>
          <table:table-cell office:value-type="float" office:value="59123.01" calcext:value-type="float">
            <text:p>59,123</text:p>
          </table:table-cell>
          <table:table-cell office:value-type="float" office:value="42236.84" calcext:value-type="float">
            <text:p>42,237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,000</text:p>
          </table:table-cell>
          <table:table-cell office:value-type="float" office:value="198104.32" calcext:value-type="float">
            <text:p>198,104</text:p>
          </table:table-cell>
          <table:table-cell office:value-type="float" office:value="185422.26" calcext:value-type="float">
            <text:p>185,422</text:p>
          </table:table-cell>
          <table:table-cell office:value-type="float" office:value="143242.71" calcext:value-type="float">
            <text:p>143,243</text:p>
          </table:table-cell>
          <table:table-cell office:value-type="float" office:value="125462.95" calcext:value-type="float">
            <text:p>125,463</text:p>
          </table:table-cell>
          <table:table-cell office:value-type="float" office:value="61837.7" calcext:value-type="float">
            <text:p>61,838</text:p>
          </table:table-cell>
          <table:table-cell office:value-type="float" office:value="42383.64" calcext:value-type="float">
            <text:p>42,384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,000</text:p>
          </table:table-cell>
          <table:table-cell office:value-type="float" office:value="201119.75" calcext:value-type="float">
            <text:p>201,120</text:p>
          </table:table-cell>
          <table:table-cell office:value-type="float" office:value="191895.31" calcext:value-type="float">
            <text:p>191,895</text:p>
          </table:table-cell>
          <table:table-cell office:value-type="float" office:value="141821.16" calcext:value-type="float">
            <text:p>141,821</text:p>
          </table:table-cell>
          <table:table-cell office:value-type="float" office:value="129083.58" calcext:value-type="float">
            <text:p>129,084</text:p>
          </table:table-cell>
          <table:table-cell office:value-type="float" office:value="61419.76" calcext:value-type="float">
            <text:p>61,420</text:p>
          </table:table-cell>
          <table:table-cell office:value-type="float" office:value="43356.43" calcext:value-type="float">
            <text:p>43,356</text:p>
          </table:table-cell>
          <table:table-cell table:number-columns-repeated="2"/>
        </table:table-row>
        <table:table-row table:style-name="ro1">
          <table:table-cell office:value-type="float" office:value="600000" calcext:value-type="float">
            <text:p>600,000</text:p>
          </table:table-cell>
          <table:table-cell office:value-type="float" office:value="202487.91" calcext:value-type="float">
            <text:p>202,488</text:p>
          </table:table-cell>
          <table:table-cell office:value-type="float" office:value="190685.96" calcext:value-type="float">
            <text:p>190,686</text:p>
          </table:table-cell>
          <table:table-cell office:value-type="float" office:value="139287.54" calcext:value-type="float">
            <text:p>139,288</text:p>
          </table:table-cell>
          <table:table-cell office:value-type="float" office:value="125773.16" calcext:value-type="float">
            <text:p>125,773</text:p>
          </table:table-cell>
          <table:table-cell office:value-type="float" office:value="61368.52" calcext:value-type="float">
            <text:p>61,369</text:p>
          </table:table-cell>
          <table:table-cell office:value-type="float" office:value="41460.72" calcext:value-type="float">
            <text:p>41,461</text:p>
          </table:table-cell>
          <table:table-cell table:number-columns-repeated="2"/>
        </table:table-row>
        <table:table-row table:style-name="ro1">
          <table:table-cell office:value-type="float" office:value="800000" calcext:value-type="float">
            <text:p>800,000</text:p>
          </table:table-cell>
          <table:table-cell office:value-type="float" office:value="202583.2" calcext:value-type="float">
            <text:p>202,583</text:p>
          </table:table-cell>
          <table:table-cell office:value-type="float" office:value="186222.35" calcext:value-type="float">
            <text:p>186,222</text:p>
          </table:table-cell>
          <table:table-cell office:value-type="float" office:value="142869.34" calcext:value-type="float">
            <text:p>142,869</text:p>
          </table:table-cell>
          <table:table-cell office:value-type="float" office:value="122875.3" calcext:value-type="float">
            <text:p>122,875</text:p>
          </table:table-cell>
          <table:table-cell office:value-type="float" office:value="60824.84" calcext:value-type="float">
            <text:p>60,825</text:p>
          </table:table-cell>
          <table:table-cell office:value-type="float" office:value="41402.65" calcext:value-type="float">
            <text:p>41,4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 SemiCondensed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3">
      <number:scientific-number number:decimal-places="2" number:min-decimal-places="2" number:min-integer-digits="2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0:56:40.986257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9T10:59:04.274455881</dc:date>
    <dc:creator>Thomas Leonard</dc:creator>
    <meta:editing-duration>PT24M18S</meta:editing-duration>
    <meta:editing-cycles>5</meta:editing-cycles>
    <meta:generator>LibreOffice/7.0.4.2$Linux_X86_64 LibreOffice_project/00$Build-2</meta:generator>
    <meta:document-statistic meta:table-count="1" meta:cell-count="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500000" chart:interval-major="10000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minimum="0" chart:maximum="250000" chart:origin="0" chart:interval-major="10000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34cm" svg:height="13.896cm" xlink:href=".." xlink:type="simple" chart:class="chart:scatter" chart:column-mapping="0 1 2 3 4 5" chart:style-name="ch1">
        <chart:legend chart:legend-position="end" svg:x="13.843cm" svg:y="2.623cm" style:legend-expansion="custom" svg:width="6.281cm" svg:height="5.769cm" style:legend-expansion-aspect-ratio="1.08875021667533" chart:style-name="ch2"/>
        <chart:plot-area chart:style-name="ch3" table:cell-range-address="output.A2:output.G7 output.B1:output.G1" chart:data-source-has-labels="both" svg:x="2.079cm" svg:y="0.277cm" svg:width="11.455cm" svg:height="11.701cm">
          <chart:coordinate-region svg:x="4.87cm" svg:y="0.277cm" svg:width="8.382cm" svg:height="9.092cm"/>
          <chart:axis chart:dimension="x" chart:name="primary-x" chart:style-name="ch4" chartooo:axis-type="auto">
            <chart:title svg:x="4.207cm" svg:y="12.255cm" chart:style-name="ch5">
              <text:p>Load requests/second</text:p>
            </chart:title>
            <chart:categories table:cell-range-address="output.A2:output.A7"/>
            <chart:grid chart:style-name="ch6" chart:class="major"/>
          </chart:axis>
          <chart:axis chart:dimension="y" chart:name="primary-y" chart:style-name="ch7">
            <chart:title svg:x="0.451cm" svg:y="10.318cm" chart:style-name="ch8">
              <text:p>Serviced requests/second</text:p>
            </chart:title>
            <chart:grid chart:style-name="ch6" chart:class="major"/>
          </chart:axis>
          <chart:series chart:style-name="ch9" chart:values-cell-range-address="output.B2:output.B7" chart:label-cell-address="output.B1:output.B1" chart:class="chart:scatter">
            <chart:domain table:cell-range-address="output.A2:output.A7"/>
            <chart:data-point chart:repeated="6"/>
          </chart:series>
          <chart:series chart:style-name="ch10" chart:values-cell-range-address="output.C2:output.C7" chart:label-cell-address="output.C1:output.C1" chart:class="chart:scatter">
            <chart:data-point chart:repeated="6"/>
          </chart:series>
          <chart:series chart:style-name="ch11" chart:values-cell-range-address="output.D2:output.D7" chart:label-cell-address="output.D1:output.D1" chart:class="chart:scatter">
            <chart:data-point chart:repeated="6"/>
          </chart:series>
          <chart:series chart:style-name="ch12" chart:values-cell-range-address="output.E2:output.E7" chart:label-cell-address="output.E1:output.E1" chart:class="chart:scatter">
            <chart:data-point chart:repeated="6"/>
          </chart:series>
          <chart:series chart:style-name="ch13" chart:values-cell-range-address="output.F2:output.F7" chart:label-cell-address="output.F1:output.F1" chart:class="chart:scatter">
            <chart:data-point chart:repeated="6"/>
          </chart:series>
          <chart:series chart:style-name="ch14" chart:values-cell-range-address="output.G2:output.G7" chart:label-cell-address="output.G1:output.G1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ttpaf_eio</text:p>
                <draw:g>
                  <svg:desc>output.B1:output.B1</svg:desc>
                </draw:g>
              </table:table-cell>
              <table:table-cell office:value-type="string">
                <text:p>rust_hyper</text:p>
                <draw:g>
                  <svg:desc>output.C1:output.C1</svg:desc>
                </draw:g>
              </table:table-cell>
              <table:table-cell office:value-type="string">
                <text:p>httpaf_aeio</text:p>
                <draw:g>
                  <svg:desc>output.D1:output.D1</svg:desc>
                </draw:g>
              </table:table-cell>
              <table:table-cell office:value-type="string">
                <text:p>httpaf_lwt</text:p>
                <draw:g>
                  <svg:desc>output.E1:output.E1</svg:desc>
                </draw:g>
              </table:table-cell>
              <table:table-cell office:value-type="string">
                <text:p>nethttp_go</text:p>
                <draw:g>
                  <svg:desc>output.F1:output.F1</svg:desc>
                </draw:g>
              </table:table-cell>
              <table:table-cell office:value-type="string">
                <text:p>cohttp_lwt_unix</text:p>
                <draw:g>
                  <svg:desc>output.G1:output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output.A2:output.A7</svg:desc>
                </draw:g>
              </table:table-cell>
              <table:table-cell office:value-type="float" office:value="10000">
                <text:p>10000</text:p>
                <draw:g>
                  <svg:desc>output.A2:output.A7</svg:desc>
                </draw:g>
              </table:table-cell>
              <table:table-cell office:value-type="float" office:value="9885.47">
                <text:p>9885.47</text:p>
                <draw:g>
                  <svg:desc>output.B2:output.B7</svg:desc>
                </draw:g>
              </table:table-cell>
              <table:table-cell office:value-type="float" office:value="9882.95">
                <text:p>9882.95</text:p>
                <draw:g>
                  <svg:desc>output.C2:output.C7</svg:desc>
                </draw:g>
              </table:table-cell>
              <table:table-cell office:value-type="float" office:value="9884.41">
                <text:p>9884.41</text:p>
                <draw:g>
                  <svg:desc>output.D2:output.D7</svg:desc>
                </draw:g>
              </table:table-cell>
              <table:table-cell office:value-type="float" office:value="9883.21">
                <text:p>9883.21</text:p>
                <draw:g>
                  <svg:desc>output.E2:output.E7</svg:desc>
                </draw:g>
              </table:table-cell>
              <table:table-cell office:value-type="float" office:value="9883.91">
                <text:p>9883.91</text:p>
                <draw:g>
                  <svg:desc>output.F2:output.F7</svg:desc>
                </draw:g>
              </table:table-cell>
              <table:table-cell office:value-type="float" office:value="9883.28">
                <text:p>9883.28</text:p>
                <draw:g>
                  <svg:desc>output.G2:output.G7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98699.37">
                <text:p>98699.37</text:p>
              </table:table-cell>
              <table:table-cell office:value-type="float" office:value="98779.04">
                <text:p>98779.04</text:p>
              </table:table-cell>
              <table:table-cell office:value-type="float" office:value="93807.93">
                <text:p>93807.93</text:p>
              </table:table-cell>
              <table:table-cell office:value-type="float" office:value="98772.01">
                <text:p>98772.01</text:p>
              </table:table-cell>
              <table:table-cell office:value-type="float" office:value="59123.01">
                <text:p>59123.01</text:p>
              </table:table-cell>
              <table:table-cell office:value-type="float" office:value="42236.84">
                <text:p>42236.8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198104.32">
                <text:p>198104.32</text:p>
              </table:table-cell>
              <table:table-cell office:value-type="float" office:value="185422.26">
                <text:p>185422.26</text:p>
              </table:table-cell>
              <table:table-cell office:value-type="float" office:value="143242.71">
                <text:p>143242.71</text:p>
              </table:table-cell>
              <table:table-cell office:value-type="float" office:value="125462.95">
                <text:p>125462.95</text:p>
              </table:table-cell>
              <table:table-cell office:value-type="float" office:value="61837.7">
                <text:p>61837.7</text:p>
              </table:table-cell>
              <table:table-cell office:value-type="float" office:value="42383.64">
                <text:p>42383.6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201119.75">
                <text:p>201119.75</text:p>
              </table:table-cell>
              <table:table-cell office:value-type="float" office:value="191895.31">
                <text:p>191895.31</text:p>
              </table:table-cell>
              <table:table-cell office:value-type="float" office:value="141821.16">
                <text:p>141821.16</text:p>
              </table:table-cell>
              <table:table-cell office:value-type="float" office:value="129083.58">
                <text:p>129083.58</text:p>
              </table:table-cell>
              <table:table-cell office:value-type="float" office:value="61419.76">
                <text:p>61419.76</text:p>
              </table:table-cell>
              <table:table-cell office:value-type="float" office:value="43356.43">
                <text:p>43356.4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202487.91">
                <text:p>202487.91</text:p>
              </table:table-cell>
              <table:table-cell office:value-type="float" office:value="190685.96">
                <text:p>190685.96</text:p>
              </table:table-cell>
              <table:table-cell office:value-type="float" office:value="139287.54">
                <text:p>139287.54</text:p>
              </table:table-cell>
              <table:table-cell office:value-type="float" office:value="125773.16">
                <text:p>125773.16</text:p>
              </table:table-cell>
              <table:table-cell office:value-type="float" office:value="61368.52">
                <text:p>61368.52</text:p>
              </table:table-cell>
              <table:table-cell office:value-type="float" office:value="41460.72">
                <text:p>41460.7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202583.2">
                <text:p>202583.2</text:p>
              </table:table-cell>
              <table:table-cell office:value-type="float" office:value="186222.35">
                <text:p>186222.35</text:p>
              </table:table-cell>
              <table:table-cell office:value-type="float" office:value="142869.34">
                <text:p>142869.34</text:p>
              </table:table-cell>
              <table:table-cell office:value-type="float" office:value="122875.3">
                <text:p>122875.3</text:p>
              </table:table-cell>
              <table:table-cell office:value-type="float" office:value="60824.84">
                <text:p>60824.84</text:p>
              </table:table-cell>
              <table:table-cell office:value-type="float" office:value="41402.65">
                <text:p>41402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